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WrapperInInterceptor.NMRWrapper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WrapperInInterceptor.handleMessage( Message messag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